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30b" officeooo:paragraph-rsid="0010f30b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3" svg:width="17.64cm" svg:height="8.82cm" svg:x="0.011cm" svg:y="1.062cm"><text:p text:style-name="P2"><text:span text:style-name="T1">AIDE</text:span></text:p><text:p text:style-name="P2"><text:span text:style-name="T1"><text:s/>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3:24:41.700876373</meta:creation-date>
    <dc:date>2019-03-03T13:27:57.911415418</dc:date>
    <meta:editing-duration>PT1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